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900000132BF3FF9AC8D1EF27C.png" manifest:media-type="image/png"/>
  <manifest:file-entry manifest:full-path="Pictures/1000020100000367000000F4E9CBABDAD1B3923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3.55cm" fo:min-width="7.9cm" draw:shadow="hidden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fo:min-height="0.71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3cm" svg:height="3.445cm" svg:x="8.7cm" svg:y="2.855cm">
          <draw:image xlink:href="Pictures/1000020100000367000000F4E9CBABDAD1B39238.png" xlink:type="simple" xlink:show="embed" xlink:actuate="onLoad">
            <text:p/>
          </draw:image>
        </draw:frame>
        <draw:frame draw:style-name="gr1" draw:text-style-name="P1" draw:layer="layout" svg:width="8.446cm" svg:height="4.3cm" svg:x="5.6cm" svg:y="11.6cm">
          <draw:image xlink:href="Pictures/100002010000025900000132BF3FF9AC8D1EF27C.png" xlink:type="simple" xlink:show="embed" xlink:actuate="onLoad">
            <text:p/>
          </draw:image>
        </draw:frame>
        <draw:custom-shape draw:style-name="gr2" draw:text-style-name="P1" xml:id="id3" draw:id="id3" draw:layer="layout" svg:width="8.4cm" svg:height="3.8cm" svg:x="16.3cm" svg:y="12.3cm">
          <text:p text:style-name="P1">SOFTWARE</text:p>
          <draw:enhanced-geometry svg:viewBox="0 0 21600 21600" draw:type="rectangle" draw:enhanced-path="M 0 0 L 21600 0 21600 21600 0 21600 0 0 Z N"/>
        </draw:custom-shape>
        <draw:frame draw:style-name="gr1" draw:text-style-name="P1" xml:id="id2" draw:id="id2" draw:layer="layout" svg:width="18.013cm" svg:height="5.045cm" svg:x="5.6cm" svg:y="2.855cm">
          <draw:image xlink:href="Pictures/1000020100000367000000F4E9CBABDAD1B39238.png" xlink:type="simple" xlink:show="embed" xlink:actuate="onLoad">
            <text:p/>
          </draw:image>
        </draw:frame>
        <draw:frame draw:style-name="gr1" draw:text-style-name="P1" xml:id="id1" draw:id="id1" draw:layer="layout" svg:width="10.3cm" svg:height="5.244cm" svg:x="4.5cm" svg:y="11.6cm">
          <draw:image xlink:href="Pictures/100002010000025900000132BF3FF9AC8D1EF27C.png" xlink:type="simple" xlink:show="embed" xlink:actuate="onLoad">
            <text:p/>
          </draw:image>
        </draw:frame>
        <draw:connector draw:style-name="gr3" draw:text-style-name="P2" draw:layer="layout" draw:type="curve" svg:x1="4.5cm" svg:y1="14.222cm" svg:x2="5.6cm" svg:y2="5.377cm" draw:start-shape="id1" draw:start-glue-point="3" draw:end-shape="id2" draw:end-glue-point="3" svg:d="M4500 14222c-750 0-1300-8845 1100-8845" svg:viewBox="0 0 1741 8846">
          <text:p/>
        </draw:connector>
        <draw:connector draw:style-name="gr4" draw:text-style-name="P2" draw:layer="layout" draw:type="curve" svg:x1="24.7cm" svg:y1="14.2cm" svg:x2="23.613cm" svg:y2="5.377cm" draw:start-shape="id3" draw:start-glue-point="1" draw:end-shape="id2" svg:d="M24700 14200c751 0 1295-8823-1087-8823" svg:viewBox="0 0 1728 8824">
          <text:p text:style-name="P1"><text:s/></text:p>
        </draw:connector>
        <draw:frame draw:style-name="gr5" draw:text-style-name="P3" draw:layer="layout" svg:width="5.2cm" svg:height="0.963cm" svg:x="19.718cm" svg:y="9.341cm">
          <draw:text-box>
            <text:p>Mensagem MIDI</text:p>
          </draw:text-box>
        </draw:frame>
        <draw:frame draw:style-name="gr5" draw:text-style-name="P3" draw:layer="layout" svg:width="5.2cm" svg:height="0.963cm" svg:x="4.4cm" svg:y="9.342cm">
          <draw:text-box>
            <text:p>Mensagem MIDI</text:p>
          </draw:text-box>
        </draw:frame>
        <draw:frame draw:style-name="gr5" draw:text-style-name="P3" draw:layer="layout" svg:width="3.9cm" svg:height="0.963cm" svg:x="8.1cm" svg:y="17.237cm">
          <draw:text-box>
            <text:p>Output Port</text:p>
          </draw:text-box>
        </draw:frame>
        <draw:frame draw:style-name="gr5" draw:text-style-name="P3" draw:layer="layout" svg:width="3.9cm" svg:height="0.963cm" svg:x="18.9cm" svg:y="16.537cm">
          <draw:text-box>
            <text:p>Output Port</text:p>
          </draw:text-box>
        </draw:frame>
        <draw:frame draw:style-name="gr5" draw:text-style-name="P3" draw:layer="layout" svg:width="3.9cm" svg:height="0.963cm" svg:x="13.8cm" svg:y="1.5cm">
          <draw:text-box>
            <text:p>Input Por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30T21:40:35.318978981</meta:creation-date>
    <dc:date>2019-05-30T22:24:28.381708813</dc:date>
    <meta:editing-duration>PT3M30S</meta:editing-duration>
    <meta:editing-cycles>1</meta:editing-cycles>
    <meta:document-statistic meta:object-count="12"/>
    <meta:generator>LibreOffice/6.0.7.3$Linux_X86_64 LibreOffice_project/00m0$Build-3</meta:generator>
  </office:meta>
</office:document-meta>
</file>